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TransportFailureException.SockJsTransportFailureException( String message , String sessionId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TransportFailureException.SockJsTransportFailureException( String messag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